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6pt" officeooo:rsid="0012fcb2" officeooo:paragraph-rsid="0013d418" style:font-size-asian="26pt" style:font-size-complex="26pt"/>
    </style:style>
    <style:style style:name="P2" style:family="paragraph" style:parent-style-name="Standard">
      <style:text-properties officeooo:paragraph-rsid="0012fcb2"/>
    </style:style>
    <style:style style:name="P3" style:family="paragraph" style:parent-style-name="Standard">
      <style:text-properties fo:font-size="24pt" officeooo:paragraph-rsid="0012fcb2" style:font-size-asian="24pt" style:font-size-complex="24pt"/>
    </style:style>
    <style:style style:name="P4" style:family="paragraph" style:parent-style-name="Standard">
      <style:text-properties fo:font-size="14pt" officeooo:paragraph-rsid="0012fcb2" style:font-size-asian="12.25pt" style:font-size-complex="14pt"/>
    </style:style>
    <style:style style:name="P5" style:family="paragraph" style:parent-style-name="Standard">
      <style:text-properties fo:font-size="14pt" officeooo:rsid="0017885a" officeooo:paragraph-rsid="0017885a" style:font-size-asian="12.25pt" style:font-size-complex="14pt"/>
    </style:style>
    <style:style style:name="P6" style:family="paragraph" style:parent-style-name="Standard">
      <style:text-properties officeooo:rsid="001932a0" officeooo:paragraph-rsid="001932a0"/>
    </style:style>
    <style:style style:name="P7" style:family="paragraph" style:parent-style-name="Standard">
      <style:text-properties officeooo:rsid="001932a0" officeooo:paragraph-rsid="001a569a"/>
    </style:style>
    <style:style style:name="P8" style:family="paragraph" style:parent-style-name="Standard">
      <style:text-properties officeooo:paragraph-rsid="001a569a"/>
    </style:style>
    <style:style style:name="P9" style:family="paragraph" style:parent-style-name="Standard">
      <style:text-properties officeooo:rsid="001ea80f" officeooo:paragraph-rsid="001ea80f"/>
    </style:style>
    <style:style style:name="P10" style:family="paragraph" style:parent-style-name="Standard">
      <style:text-properties officeooo:rsid="0020c71a" officeooo:paragraph-rsid="0020c71a"/>
    </style:style>
    <style:style style:name="P11" style:family="paragraph" style:parent-style-name="Standard">
      <style:text-properties officeooo:rsid="0027935f" officeooo:paragraph-rsid="002d6996"/>
    </style:style>
    <style:style style:name="P12" style:family="paragraph" style:parent-style-name="Standard">
      <style:text-properties officeooo:rsid="0076dd14" officeooo:paragraph-rsid="0076dd14"/>
    </style:style>
    <style:style style:name="P13" style:family="paragraph" style:parent-style-name="Standard">
      <style:text-properties officeooo:rsid="007794b7" officeooo:paragraph-rsid="007794b7"/>
    </style:style>
    <style:style style:name="P14" style:family="paragraph" style:parent-style-name="Standard">
      <style:paragraph-properties fo:margin-left="0cm" fo:margin-right="0cm" fo:margin-top="0.353cm" fo:margin-bottom="0.035cm" loext:contextual-spacing="false" fo:line-height="100%" fo:text-indent="0cm" style:auto-text-indent="false"/>
      <style:text-properties fo:font-size="14pt" officeooo:rsid="0017885a" officeooo:paragraph-rsid="0017885a" style:font-size-asian="12.25pt" style:font-size-complex="14pt"/>
    </style:style>
    <style:style style:name="P15" style:family="paragraph" style:parent-style-name="Standard">
      <style:paragraph-properties fo:margin-left="0cm" fo:margin-right="0cm" fo:margin-top="0.353cm" fo:margin-bottom="0.035cm" loext:contextual-spacing="false" fo:line-height="100%" fo:text-indent="0cm" style:auto-text-indent="false"/>
      <style:text-properties fo:font-size="14pt" officeooo:paragraph-rsid="0017885a" style:font-size-asian="12.25pt" style:font-size-complex="14pt"/>
    </style:style>
    <style:style style:name="P1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font-size="14pt" officeooo:rsid="001932a0" officeooo:paragraph-rsid="001932a0" style:font-size-asian="14pt" style:font-size-complex="14p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size="14pt" fo:font-style="normal" officeooo:rsid="0027935f" officeooo:paragraph-rsid="0076dd14" style:font-size-asian="14pt" style:font-style-asian="normal" style:font-size-complex="14pt" style:font-style-complex="normal"/>
    </style:style>
    <style:style style:name="P18" style:family="paragraph" style:parent-style-name="Standard">
      <style:paragraph-properties fo:margin-top="0cm" fo:margin-bottom="0cm" loext:contextual-spacing="false"/>
      <style:text-properties officeooo:rsid="0033fcf6" officeooo:paragraph-rsid="0033fcf6"/>
    </style:style>
    <style:style style:name="P19" style:family="paragraph" style:parent-style-name="Standard">
      <style:paragraph-properties fo:margin-top="0cm" fo:margin-bottom="0cm" loext:contextual-spacing="false"/>
      <style:text-properties officeooo:rsid="0035a405" officeooo:paragraph-rsid="0035a405"/>
    </style:style>
    <style:style style:name="P20" style:family="paragraph" style:parent-style-name="Standard">
      <style:paragraph-properties fo:margin-top="0cm" fo:margin-bottom="0cm" loext:contextual-spacing="false"/>
      <style:text-properties fo:font-style="italic" officeooo:rsid="00667ecc" officeooo:paragraph-rsid="00667ecc" style:font-style-asian="italic" style:font-style-complex="italic"/>
    </style:style>
    <style:style style:name="P21" style:family="paragraph" style:parent-style-name="Standard">
      <style:paragraph-properties fo:margin-top="0cm" fo:margin-bottom="0cm" loext:contextual-spacing="false"/>
      <style:text-properties fo:font-style="normal" officeooo:rsid="00373b0a" officeooo:paragraph-rsid="0045fe57" style:font-style-asian="normal" style:font-style-complex="normal"/>
    </style:style>
    <style:style style:name="P22" style:family="paragraph" style:parent-style-name="Standard">
      <style:paragraph-properties fo:margin-top="0cm" fo:margin-bottom="0cm" loext:contextual-spacing="false"/>
      <style:text-properties fo:font-style="normal" officeooo:rsid="00373b0a" officeooo:paragraph-rsid="0047e8f8" style:font-style-asian="normal" style:font-style-complex="normal"/>
    </style:style>
    <style:style style:name="P23" style:family="paragraph" style:parent-style-name="Standard">
      <style:paragraph-properties fo:margin-top="0cm" fo:margin-bottom="0cm" loext:contextual-spacing="false"/>
      <style:text-properties fo:font-style="normal" officeooo:rsid="0027935f" officeooo:paragraph-rsid="004f037d" style:font-style-asian="normal" style:font-style-complex="normal"/>
    </style:style>
    <style:style style:name="P24" style:family="paragraph" style:parent-style-name="Standard">
      <style:paragraph-properties fo:margin-top="0cm" fo:margin-bottom="0cm" loext:contextual-spacing="false"/>
      <style:text-properties fo:font-style="normal" officeooo:rsid="0027935f" officeooo:paragraph-rsid="0063798d" style:font-style-asian="normal" style:font-style-complex="normal"/>
    </style:style>
    <style:style style:name="P25" style:family="paragraph" style:parent-style-name="Standard">
      <style:paragraph-properties fo:margin-top="0cm" fo:margin-bottom="0cm" loext:contextual-spacing="false"/>
      <style:text-properties fo:font-style="normal" officeooo:rsid="005b8dca" officeooo:paragraph-rsid="005d87e3" style:font-style-asian="normal" style:font-style-complex="normal"/>
    </style:style>
    <style:style style:name="P26" style:family="paragraph" style:parent-style-name="Standard">
      <style:paragraph-properties fo:margin-top="0cm" fo:margin-bottom="0cm" loext:contextual-spacing="false"/>
      <style:text-properties fo:font-style="normal" officeooo:rsid="0061d712" officeooo:paragraph-rsid="0061d712" style:font-style-asian="normal" style:font-style-complex="normal"/>
    </style:style>
    <style:style style:name="P27" style:family="paragraph" style:parent-style-name="Standard">
      <style:paragraph-properties fo:margin-top="0cm" fo:margin-bottom="0cm" loext:contextual-spacing="false"/>
      <style:text-properties fo:font-style="normal" officeooo:rsid="0063798d" officeooo:paragraph-rsid="0063798d" style:font-style-asian="normal" style:font-style-complex="normal"/>
    </style:style>
    <style:style style:name="P28" style:family="paragraph" style:parent-style-name="Standard">
      <style:paragraph-properties fo:margin-top="0cm" fo:margin-bottom="0cm" loext:contextual-spacing="false"/>
      <style:text-properties fo:font-style="normal" officeooo:rsid="0063798d" officeooo:paragraph-rsid="0064b307" style:font-style-asian="normal" style:font-style-complex="normal"/>
    </style:style>
    <style:style style:name="P29" style:family="paragraph" style:parent-style-name="Standard">
      <style:paragraph-properties fo:margin-top="0cm" fo:margin-bottom="0cm" loext:contextual-spacing="false"/>
      <style:text-properties fo:font-style="normal" officeooo:rsid="00667ecc" officeooo:paragraph-rsid="00667ecc" style:font-style-asian="normal" style:font-style-complex="normal"/>
    </style:style>
    <style:style style:name="P30" style:family="paragraph" style:parent-style-name="Standard">
      <style:paragraph-properties fo:margin-top="0cm" fo:margin-bottom="0cm" loext:contextual-spacing="false"/>
      <style:text-properties fo:font-style="normal" officeooo:rsid="00685975" officeooo:paragraph-rsid="00685975" style:font-style-asian="normal" style:font-style-complex="normal"/>
    </style:style>
    <style:style style:name="P31" style:family="paragraph" style:parent-style-name="Standard">
      <style:paragraph-properties fo:margin-top="0cm" fo:margin-bottom="0cm" loext:contextual-spacing="false"/>
      <style:text-properties fo:font-style="normal" officeooo:rsid="006a29ad" officeooo:paragraph-rsid="006a29ad" style:font-style-asian="normal" style:font-style-complex="normal"/>
    </style:style>
    <style:style style:name="P32" style:family="paragraph" style:parent-style-name="Standard">
      <style:paragraph-properties fo:margin-top="0cm" fo:margin-bottom="0cm" loext:contextual-spacing="false"/>
      <style:text-properties fo:font-style="normal" officeooo:rsid="006a29ad" officeooo:paragraph-rsid="006bb40d" style:font-style-asian="normal" style:font-style-complex="normal"/>
    </style:style>
    <style:style style:name="P33" style:family="paragraph" style:parent-style-name="Standard">
      <style:paragraph-properties fo:margin-top="0cm" fo:margin-bottom="0cm" loext:contextual-spacing="false"/>
      <style:text-properties fo:font-style="normal" officeooo:rsid="006e3e13" officeooo:paragraph-rsid="006e3e13" style:font-style-asian="normal" style:font-style-complex="normal"/>
    </style:style>
    <style:style style:name="P34" style:family="paragraph" style:parent-style-name="Heading_20_2">
      <style:paragraph-properties fo:margin-top="0cm" fo:margin-bottom="0cm" loext:contextual-spacing="false"/>
      <style:text-properties officeooo:rsid="001ea80f" officeooo:paragraph-rsid="001ef8a6"/>
    </style:style>
    <style:style style:name="P35" style:family="paragraph" style:parent-style-name="Heading_20_2">
      <style:paragraph-properties fo:margin-top="0cm" fo:margin-bottom="0cm" loext:contextual-spacing="false"/>
      <style:text-properties officeooo:rsid="001ea80f" officeooo:paragraph-rsid="0078f017"/>
    </style:style>
    <style:style style:name="P36" style:family="paragraph" style:parent-style-name="Heading_20_2">
      <style:paragraph-properties fo:margin-top="0cm" fo:margin-bottom="0cm" loext:contextual-spacing="false"/>
      <style:text-properties officeooo:rsid="0027935f" officeooo:paragraph-rsid="002f6205"/>
    </style:style>
    <style:style style:name="P37" style:family="paragraph" style:parent-style-name="Heading_20_2">
      <style:paragraph-properties fo:margin-top="0cm" fo:margin-bottom="0cm" loext:contextual-spacing="false"/>
      <style:text-properties officeooo:rsid="0027935f" officeooo:paragraph-rsid="0078f017"/>
    </style:style>
    <style:style style:name="P38" style:family="paragraph" style:parent-style-name="Heading_20_2">
      <style:paragraph-properties fo:margin-top="0cm" fo:margin-bottom="0cm" loext:contextual-spacing="false"/>
      <style:text-properties fo:font-style="normal" officeooo:rsid="0027935f" officeooo:paragraph-rsid="004da9b9" style:font-style-asian="normal" style:font-style-complex="normal"/>
    </style:style>
    <style:style style:name="P39" style:family="paragraph" style:parent-style-name="Heading_20_2">
      <style:paragraph-properties fo:margin-top="0cm" fo:margin-bottom="0cm" loext:contextual-spacing="false"/>
      <style:text-properties fo:font-style="normal" officeooo:rsid="0027935f" officeooo:paragraph-rsid="0050cf08" style:font-style-asian="normal" style:font-style-complex="normal"/>
    </style:style>
    <style:style style:name="P40" style:family="paragraph" style:parent-style-name="Heading_20_2">
      <style:paragraph-properties fo:margin-top="0cm" fo:margin-bottom="0cm" loext:contextual-spacing="false"/>
      <style:text-properties fo:font-style="normal" officeooo:rsid="0027935f" officeooo:paragraph-rsid="005d87e3" style:font-style-asian="normal" style:font-style-complex="normal"/>
    </style:style>
    <style:style style:name="P41" style:family="paragraph" style:parent-style-name="Heading_20_2">
      <style:paragraph-properties fo:margin-top="0cm" fo:margin-bottom="0cm" loext:contextual-spacing="false"/>
      <style:text-properties fo:font-style="normal" officeooo:rsid="0027935f" officeooo:paragraph-rsid="0063798d" style:font-style-asian="normal" style:font-style-complex="normal"/>
    </style:style>
    <style:style style:name="P42" style:family="paragraph" style:parent-style-name="Heading_20_2">
      <style:paragraph-properties fo:margin-top="0cm" fo:margin-bottom="0cm" loext:contextual-spacing="false"/>
      <style:text-properties fo:font-style="normal" officeooo:rsid="0027935f" officeooo:paragraph-rsid="0078f017" style:font-style-asian="normal" style:font-style-complex="normal"/>
    </style:style>
    <style:style style:name="P43" style:family="paragraph" style:parent-style-name="Heading_20_2">
      <style:paragraph-properties fo:margin-top="0cm" fo:margin-bottom="0cm" loext:contextual-spacing="false"/>
      <style:text-properties fo:font-style="normal" officeooo:rsid="00667ecc" officeooo:paragraph-rsid="00667ecc" style:font-style-asian="normal" style:font-style-complex="normal"/>
    </style:style>
    <style:style style:name="P44" style:family="paragraph" style:parent-style-name="Heading_20_2">
      <style:paragraph-properties fo:margin-top="0cm" fo:margin-bottom="0cm" loext:contextual-spacing="false"/>
      <style:text-properties fo:font-style="normal" officeooo:rsid="00667ecc" officeooo:paragraph-rsid="0078f017" style:font-style-asian="normal" style:font-style-complex="normal"/>
    </style:style>
    <style:style style:name="P45" style:family="paragraph" style:parent-style-name="Heading_20_3">
      <style:paragraph-properties fo:margin-left="0cm" fo:margin-right="0cm" fo:margin-top="0.353cm" fo:margin-bottom="0.035cm" loext:contextual-spacing="false" fo:line-height="100%" fo:text-indent="0cm" style:auto-text-indent="false"/>
      <style:text-properties fo:font-size="14pt" officeooo:paragraph-rsid="0017885a" style:font-size-asian="12.25pt" style:font-size-complex="14pt"/>
    </style:style>
    <style:style style:name="P46" style:family="paragraph" style:parent-style-name="Heading_20_3">
      <style:paragraph-properties fo:margin-left="0cm" fo:margin-right="0cm" fo:margin-top="0.353cm" fo:margin-bottom="0.035cm" loext:contextual-spacing="false" fo:line-height="100%" fo:text-indent="0cm" style:auto-text-indent="false"/>
      <style:text-properties fo:font-size="14pt" fo:font-style="normal" officeooo:rsid="0027935f" officeooo:paragraph-rsid="0076dd14" style:font-size-asian="12.25pt" style:font-style-asian="normal" style:font-size-complex="14pt" style:font-style-complex="normal"/>
    </style:style>
    <style:style style:name="P47" style:family="paragraph" style:parent-style-name="Heading_20_3">
      <style:paragraph-properties fo:margin-left="0cm" fo:margin-right="0cm" fo:margin-top="0cm" fo:margin-bottom="0cm" loext:contextual-spacing="false" fo:text-indent="0cm" style:auto-text-indent="false"/>
      <style:text-properties fo:font-size="14pt" officeooo:paragraph-rsid="0017885a" style:font-size-asian="14pt" style:font-size-complex="14pt"/>
    </style:style>
    <style:style style:name="P48" style:family="paragraph" style:parent-style-name="Heading_20_3">
      <style:paragraph-properties fo:margin-left="0cm" fo:margin-right="0cm" fo:margin-top="0cm" fo:margin-bottom="0cm" loext:contextual-spacing="false" fo:line-height="100%" fo:text-indent="0cm" style:auto-text-indent="false"/>
      <style:text-properties fo:font-size="14pt" fo:font-style="normal" officeooo:rsid="0027935f" officeooo:paragraph-rsid="0076dd14" style:font-size-asian="14pt" style:font-style-asian="normal" style:font-size-complex="14pt" style:font-style-complex="normal"/>
    </style:style>
    <style:style style:name="P49" style:family="paragraph" style:parent-style-name="Heading_20_3">
      <style:paragraph-properties fo:margin-left="0cm" fo:margin-right="0cm" fo:margin-top="0.494cm" fo:margin-bottom="0cm" loext:contextual-spacing="false" fo:line-height="100%" fo:text-indent="0cm" style:auto-text-indent="false"/>
      <style:text-properties officeooo:paragraph-rsid="0017885a"/>
    </style:style>
    <style:style style:name="P50" style:family="paragraph" style:parent-style-name="Heading_20_3">
      <style:paragraph-properties fo:margin-left="0cm" fo:margin-right="0cm" fo:margin-top="0.494cm" fo:margin-bottom="0cm" loext:contextual-spacing="false" fo:line-height="100%" fo:text-indent="0cm" style:auto-text-indent="false"/>
      <style:text-properties fo:font-size="14pt" fo:font-style="normal" officeooo:rsid="0027935f" officeooo:paragraph-rsid="0076dd14" style:font-size-asian="14pt" style:font-style-asian="normal" style:font-size-complex="14pt" style:font-style-complex="normal"/>
    </style:style>
    <style:style style:name="P51" style:family="paragraph" style:parent-style-name="Text_20_body">
      <style:paragraph-properties fo:margin-top="0cm" fo:margin-bottom="0cm" loext:contextual-spacing="false"/>
      <style:text-properties officeooo:rsid="001ea80f" officeooo:paragraph-rsid="001ef8a6"/>
    </style:style>
    <style:style style:name="P52" style:family="paragraph" style:parent-style-name="Text_20_body">
      <style:paragraph-properties fo:margin-top="0cm" fo:margin-bottom="0cm" loext:contextual-spacing="false"/>
      <style:text-properties officeooo:rsid="001ea80f" officeooo:paragraph-rsid="0078f017"/>
    </style:style>
    <style:style style:name="P53" style:family="paragraph" style:parent-style-name="Text_20_body">
      <style:paragraph-properties fo:margin-top="0cm" fo:margin-bottom="0cm" loext:contextual-spacing="false"/>
      <style:text-properties officeooo:rsid="001ef8a6" officeooo:paragraph-rsid="001ef8a6"/>
    </style:style>
    <style:style style:name="P54" style:family="paragraph" style:parent-style-name="Text_20_body">
      <style:paragraph-properties fo:margin-top="0cm" fo:margin-bottom="0cm" loext:contextual-spacing="false"/>
      <style:text-properties officeooo:rsid="0020c71a" officeooo:paragraph-rsid="0020c71a"/>
    </style:style>
    <style:style style:name="P55" style:family="paragraph" style:parent-style-name="Text_20_body">
      <style:paragraph-properties fo:margin-top="0cm" fo:margin-bottom="0cm" loext:contextual-spacing="false"/>
      <style:text-properties officeooo:rsid="0027935f" officeooo:paragraph-rsid="002f6205"/>
    </style:style>
    <style:style style:name="P56" style:family="paragraph" style:parent-style-name="Text_20_body">
      <style:paragraph-properties fo:margin-top="0cm" fo:margin-bottom="0cm" loext:contextual-spacing="false"/>
      <style:text-properties officeooo:rsid="0027935f" officeooo:paragraph-rsid="0078f017"/>
    </style:style>
    <style:style style:name="P57" style:family="paragraph" style:parent-style-name="Text_20_body">
      <style:paragraph-properties fo:margin-top="0cm" fo:margin-bottom="0cm" loext:contextual-spacing="false"/>
      <style:text-properties fo:font-style="normal" officeooo:rsid="0027935f" officeooo:paragraph-rsid="0050cf08" style:font-style-asian="normal" style:font-style-complex="normal"/>
    </style:style>
    <style:style style:name="P58" style:family="paragraph" style:parent-style-name="Text_20_body">
      <style:paragraph-properties fo:margin-top="0cm" fo:margin-bottom="0cm" loext:contextual-spacing="false"/>
      <style:text-properties fo:font-style="normal" officeooo:rsid="0027935f" officeooo:paragraph-rsid="005d87e3" style:font-style-asian="normal" style:font-style-complex="normal"/>
    </style:style>
    <style:style style:name="P59" style:family="paragraph" style:parent-style-name="Text_20_body">
      <style:paragraph-properties fo:margin-top="0cm" fo:margin-bottom="0cm" loext:contextual-spacing="false"/>
      <style:text-properties fo:font-style="normal" officeooo:rsid="0027935f" officeooo:paragraph-rsid="0063798d" style:font-style-asian="normal" style:font-style-complex="normal"/>
    </style:style>
    <style:style style:name="P60" style:family="paragraph" style:parent-style-name="Text_20_body">
      <style:paragraph-properties fo:margin-top="0cm" fo:margin-bottom="0cm" loext:contextual-spacing="false"/>
      <style:text-properties fo:font-style="normal" officeooo:rsid="0027935f" officeooo:paragraph-rsid="0078f017" style:font-style-asian="normal" style:font-style-complex="normal"/>
    </style:style>
    <style:style style:name="P61" style:family="paragraph" style:parent-style-name="Text_20_body">
      <style:paragraph-properties fo:margin-top="0cm" fo:margin-bottom="0cm" loext:contextual-spacing="false"/>
      <style:text-properties fo:font-style="normal" officeooo:rsid="0050cf08" officeooo:paragraph-rsid="0050cf08" style:font-style-asian="normal" style:font-style-complex="normal"/>
    </style:style>
    <style:style style:name="P62" style:family="paragraph" style:parent-style-name="Text_20_body">
      <style:paragraph-properties fo:margin-top="0cm" fo:margin-bottom="0cm" loext:contextual-spacing="false"/>
      <style:text-properties fo:font-style="normal" officeooo:rsid="00517a01" officeooo:paragraph-rsid="00517a01" style:font-style-asian="normal" style:font-style-complex="normal"/>
    </style:style>
    <style:style style:name="P63" style:family="paragraph" style:parent-style-name="Text_20_body">
      <style:paragraph-properties fo:margin-top="0cm" fo:margin-bottom="0cm" loext:contextual-spacing="false"/>
      <style:text-properties fo:font-style="normal" officeooo:rsid="00535ba1" officeooo:paragraph-rsid="00535ba1" style:font-style-asian="normal" style:font-style-complex="normal"/>
    </style:style>
    <style:style style:name="P64" style:family="paragraph" style:parent-style-name="Text_20_body">
      <style:paragraph-properties fo:margin-top="0cm" fo:margin-bottom="0cm" loext:contextual-spacing="false"/>
      <style:text-properties fo:font-style="normal" officeooo:rsid="00667ecc" officeooo:paragraph-rsid="00667ecc" style:font-style-asian="normal" style:font-style-complex="normal"/>
    </style:style>
    <style:style style:name="P65" style:family="paragraph" style:parent-style-name="Text_20_body">
      <style:paragraph-properties fo:margin-top="0cm" fo:margin-bottom="0cm" loext:contextual-spacing="false"/>
      <style:text-properties fo:font-style="normal" officeooo:rsid="00667ecc" officeooo:paragraph-rsid="0078f017" style:font-style-asian="normal" style:font-style-complex="normal"/>
    </style:style>
    <style:style style:name="P66" style:family="paragraph" style:parent-style-name="Text_20_body">
      <style:paragraph-properties fo:margin-top="0cm" fo:margin-bottom="0cm" loext:contextual-spacing="false"/>
      <style:text-properties fo:font-style="normal" officeooo:rsid="006f4574" officeooo:paragraph-rsid="006f4574" style:font-style-asian="normal" style:font-style-complex="normal"/>
    </style:style>
    <style:style style:name="P67" style:family="paragraph" style:parent-style-name="Text_20_body">
      <style:paragraph-properties fo:margin-top="0cm" fo:margin-bottom="0cm" loext:contextual-spacing="false"/>
      <style:text-properties fo:font-style="normal" officeooo:rsid="007af6ac" officeooo:paragraph-rsid="007ee56c" style:font-style-asian="normal" style:font-style-complex="normal"/>
    </style:style>
    <style:style style:name="P68" style:family="paragraph" style:parent-style-name="Text_20_body">
      <style:paragraph-properties fo:margin-top="0cm" fo:margin-bottom="0cm" loext:contextual-spacing="false"/>
      <style:text-properties fo:font-style="normal" officeooo:rsid="007ee56c" officeooo:paragraph-rsid="007ee56c" style:font-style-asian="normal" style:font-style-complex="normal"/>
    </style:style>
    <style:style style:name="P69" style:family="paragraph" style:parent-style-name="Text_20_body">
      <style:paragraph-properties fo:margin-top="0cm" fo:margin-bottom="0cm" loext:contextual-spacing="false"/>
      <style:text-properties fo:font-style="normal" officeooo:rsid="007ee56c" officeooo:paragraph-rsid="00851a52" style:font-style-asian="normal" style:font-style-complex="normal"/>
    </style:style>
    <style:style style:name="P70" style:family="paragraph" style:parent-style-name="Text_20_body">
      <style:paragraph-properties fo:margin-top="0cm" fo:margin-bottom="0cm" loext:contextual-spacing="false"/>
      <style:text-properties fo:font-style="normal" officeooo:rsid="00817d84" officeooo:paragraph-rsid="00817d84" style:font-style-asian="normal" style:font-style-complex="normal"/>
    </style:style>
    <style:style style:name="P71" style:family="paragraph" style:parent-style-name="Text_20_body">
      <style:paragraph-properties fo:margin-top="0cm" fo:margin-bottom="0cm" loext:contextual-spacing="false"/>
      <style:text-properties fo:font-style="normal" officeooo:rsid="00847a4f" officeooo:paragraph-rsid="00847a4f" style:font-style-asian="normal" style:font-style-complex="normal"/>
    </style:style>
    <style:style style:name="P72" style:family="paragraph" style:parent-style-name="Text_20_body">
      <style:paragraph-properties fo:margin-top="0cm" fo:margin-bottom="0cm" loext:contextual-spacing="false"/>
      <style:text-properties officeooo:rsid="0078f017" officeooo:paragraph-rsid="0078f017"/>
    </style:style>
    <style:style style:name="P73" style:family="paragraph" style:parent-style-name="Text_20_body">
      <style:paragraph-properties fo:margin-top="0cm" fo:margin-bottom="0cm" loext:contextual-spacing="false"/>
      <style:text-properties officeooo:rsid="007af6ac" officeooo:paragraph-rsid="007ef0f8"/>
    </style:style>
    <style:style style:name="P74" style:family="paragraph" style:parent-style-name="Text_20_body">
      <style:paragraph-properties fo:margin-top="0cm" fo:margin-bottom="0cm" loext:contextual-spacing="false"/>
      <style:text-properties fo:font-style="italic" officeooo:rsid="007ee56c" officeooo:paragraph-rsid="007ee56c" style:font-style-asian="italic" style:font-style-complex="italic"/>
    </style:style>
    <style:style style:name="P75" style:family="paragraph" style:parent-style-name="Text_20_body">
      <style:paragraph-properties fo:margin-top="0cm" fo:margin-bottom="0cm" loext:contextual-spacing="false" fo:break-before="page"/>
      <style:text-properties fo:font-style="normal" officeooo:rsid="007af6ac" officeooo:paragraph-rsid="007ee56c" style:font-style-asian="normal" style:font-style-complex="normal"/>
    </style:style>
    <style:style style:name="T1" style:family="text">
      <style:text-properties officeooo:rsid="0012fcb2"/>
    </style:style>
    <style:style style:name="T2" style:family="text">
      <style:text-properties fo:font-size="40pt" officeooo:rsid="0012fcb2" style:font-size-asian="35pt" style:font-size-complex="40pt"/>
    </style:style>
    <style:style style:name="T3" style:family="text">
      <style:text-properties fo:color="#660000" officeooo:rsid="0017885a"/>
    </style:style>
    <style:style style:name="T4" style:family="text">
      <style:text-properties fo:color="#660000" fo:font-size="11.5pt" officeooo:rsid="0017885a" style:font-size-asian="11.5pt" style:font-size-complex="11.5pt" fo:background-color="#ffffff"/>
    </style:style>
    <style:style style:name="T5" style:family="text">
      <style:text-properties fo:color="#660000" fo:font-size="11.5pt" officeooo:rsid="0012fcb2" style:font-size-asian="11.5pt" style:font-size-complex="11.5pt" fo:background-color="#ffffff"/>
    </style:style>
    <style:style style:name="T6" style:family="text">
      <style:text-properties fo:color="#660000" fo:font-size="11.5pt" officeooo:rsid="00199b26" style:font-size-asian="11.5pt" style:font-size-complex="11.5pt" fo:background-color="#ffffff"/>
    </style:style>
    <style:style style:name="T7" style:family="text">
      <style:text-properties officeooo:rsid="0018bd8c"/>
    </style:style>
    <style:style style:name="T8" style:family="text">
      <style:text-properties officeooo:rsid="001932a0"/>
    </style:style>
    <style:style style:name="T9" style:family="text">
      <style:text-properties officeooo:rsid="00199b26"/>
    </style:style>
    <style:style style:name="T10" style:family="text">
      <style:text-properties officeooo:rsid="001a569a"/>
    </style:style>
    <style:style style:name="T11" style:family="text">
      <style:text-properties fo:font-size="12pt" style:font-size-asian="10.5pt" style:font-size-complex="12pt"/>
    </style:style>
    <style:style style:name="T12" style:family="text">
      <style:text-properties fo:font-size="12pt" officeooo:rsid="00286d29" style:font-size-asian="10.5pt" style:font-size-complex="12pt"/>
    </style:style>
    <style:style style:name="T13" style:family="text">
      <style:text-properties fo:font-size="12pt" officeooo:rsid="002b8c63" style:font-size-asian="10.5pt" style:font-size-complex="12pt"/>
    </style:style>
    <style:style style:name="T14" style:family="text">
      <style:text-properties fo:font-size="12pt" officeooo:rsid="002b8c63" style:font-size-asian="10.5pt" style:font-size-complex="12pt" fo:background-color="#ffffff"/>
    </style:style>
    <style:style style:name="T15" style:family="text">
      <style:text-properties fo:font-size="12pt" officeooo:rsid="002d6996" style:font-size-asian="10.5pt" style:font-size-complex="12pt"/>
    </style:style>
    <style:style style:name="T16" style:family="text">
      <style:text-properties fo:font-size="12pt" officeooo:rsid="00321daf" style:font-size-asian="10.5pt" style:font-size-complex="12pt"/>
    </style:style>
    <style:style style:name="T17" style:family="text">
      <style:text-properties fo:font-size="12pt" officeooo:rsid="00349916" style:font-size-asian="10.5pt" style:font-size-complex="12pt"/>
    </style:style>
    <style:style style:name="T18" style:family="text">
      <style:text-properties fo:font-size="12pt" officeooo:rsid="0037edec" style:font-size-asian="10.5pt" style:font-size-complex="12pt"/>
    </style:style>
    <style:style style:name="T19" style:family="text">
      <style:text-properties fo:font-size="12pt" officeooo:rsid="00399e1e" style:font-size-asian="10.5pt" style:font-size-complex="12pt"/>
    </style:style>
    <style:style style:name="T20" style:family="text">
      <style:text-properties fo:font-size="12pt" officeooo:rsid="003b84e6" style:font-size-asian="10.5pt" style:font-size-complex="12pt"/>
    </style:style>
    <style:style style:name="T21" style:family="text">
      <style:text-properties fo:font-size="12pt" officeooo:rsid="003d63ca" style:font-size-asian="10.5pt" style:font-size-complex="12pt"/>
    </style:style>
    <style:style style:name="T22" style:family="text">
      <style:text-properties fo:font-size="12pt" officeooo:rsid="003d73c9" style:font-size-asian="10.5pt" style:font-size-complex="12pt"/>
    </style:style>
    <style:style style:name="T23" style:family="text">
      <style:text-properties fo:font-size="12pt" officeooo:rsid="003e27bb" style:font-size-asian="10.5pt" style:font-size-complex="12pt"/>
    </style:style>
    <style:style style:name="T24" style:family="text">
      <style:text-properties fo:font-size="12pt" officeooo:rsid="003f0c27" style:font-size-asian="10.5pt" style:font-size-complex="12pt"/>
    </style:style>
    <style:style style:name="T25" style:family="text">
      <style:text-properties fo:font-size="12pt" officeooo:rsid="0040bb32" style:font-size-asian="10.5pt" style:font-size-complex="12pt"/>
    </style:style>
    <style:style style:name="T26" style:family="text">
      <style:text-properties fo:font-size="12pt" officeooo:rsid="0040bb5d" style:font-size-asian="10.5pt" style:font-size-complex="12pt"/>
    </style:style>
    <style:style style:name="T27" style:family="text">
      <style:text-properties fo:font-size="12pt" officeooo:rsid="0048964c" style:font-size-asian="10.5pt" style:font-size-complex="12pt"/>
    </style:style>
    <style:style style:name="T28" style:family="text">
      <style:text-properties fo:font-size="12pt" officeooo:rsid="004a6ded" style:font-size-asian="10.5pt" style:font-size-complex="12pt"/>
    </style:style>
    <style:style style:name="T29" style:family="text">
      <style:text-properties fo:font-size="12pt" officeooo:rsid="004b6859" style:font-size-asian="10.5pt" style:font-size-complex="12pt"/>
    </style:style>
    <style:style style:name="T30" style:family="text">
      <style:text-properties fo:font-size="12pt" officeooo:rsid="004c5fa5" style:font-size-asian="10.5pt" style:font-size-complex="12pt"/>
    </style:style>
    <style:style style:name="T31" style:family="text">
      <style:text-properties fo:font-size="12pt" officeooo:rsid="004d7777" style:font-size-asian="10.5pt" style:font-size-complex="12pt"/>
    </style:style>
    <style:style style:name="T32" style:family="text">
      <style:text-properties fo:font-size="12pt" officeooo:rsid="004da9b9" style:font-size-asian="10.5pt" style:font-size-complex="12pt"/>
    </style:style>
    <style:style style:name="T33" style:family="text">
      <style:text-properties fo:font-size="12pt" officeooo:rsid="00586025" style:font-size-asian="10.5pt" style:font-size-complex="12pt"/>
    </style:style>
    <style:style style:name="T34" style:family="text">
      <style:text-properties fo:font-size="12pt" officeooo:rsid="005e987c" style:font-size-asian="10.5pt" style:font-size-complex="12pt"/>
    </style:style>
    <style:style style:name="T35" style:family="text">
      <style:text-properties fo:font-size="12pt" officeooo:rsid="005f2e3f" style:font-size-asian="10.5pt" style:font-size-complex="12pt"/>
    </style:style>
    <style:style style:name="T36" style:family="text">
      <style:text-properties fo:font-size="12pt" officeooo:rsid="0063798d" style:font-size-asian="10.5pt" style:font-size-complex="12pt"/>
    </style:style>
    <style:style style:name="T37" style:family="text">
      <style:text-properties fo:font-size="12pt" style:font-size-asian="10.5pt" style:font-size-complex="12pt" fo:background-color="#ffffff"/>
    </style:style>
    <style:style style:name="T38" style:family="text">
      <style:text-properties fo:font-size="12pt" officeooo:rsid="0064b307" style:font-size-asian="10.5pt" style:font-size-complex="12pt"/>
    </style:style>
    <style:style style:name="T39" style:family="text">
      <style:text-properties fo:font-size="12pt" officeooo:rsid="0064cf59" style:font-size-asian="10.5pt" style:font-size-complex="12pt"/>
    </style:style>
    <style:style style:name="T40" style:family="text">
      <style:text-properties fo:font-size="12pt" officeooo:rsid="00663d76" style:font-size-asian="10.5pt" style:font-size-complex="12pt"/>
    </style:style>
    <style:style style:name="T41" style:family="text">
      <style:text-properties fo:font-size="12pt" officeooo:rsid="007445fd" style:font-size-asian="10.5pt" style:font-size-complex="12pt"/>
    </style:style>
    <style:style style:name="T42" style:family="text">
      <style:text-properties fo:font-size="12pt" officeooo:rsid="00756efc" style:font-size-asian="10.5pt" style:font-size-complex="12pt"/>
    </style:style>
    <style:style style:name="T43" style:family="text">
      <style:text-properties fo:font-size="12pt" officeooo:rsid="0075d58e" style:font-size-asian="10.5pt" style:font-size-complex="12pt"/>
    </style:style>
    <style:style style:name="T44" style:family="text">
      <style:text-properties fo:font-size="12pt" officeooo:rsid="007f6320" style:font-size-asian="10.5pt" style:font-size-complex="12pt"/>
    </style:style>
    <style:style style:name="T45" style:family="text">
      <style:text-properties fo:font-size="12pt" officeooo:rsid="008038b3" style:font-size-asian="10.5pt" style:font-size-complex="12pt"/>
    </style:style>
    <style:style style:name="T46" style:family="text">
      <style:text-properties fo:font-size="12pt" officeooo:rsid="00854ced" style:font-size-asian="10.5pt" style:font-size-complex="12pt"/>
    </style:style>
    <style:style style:name="T47" style:family="text">
      <style:text-properties fo:font-size="12pt" officeooo:rsid="008ae89a" style:font-size-asian="10.5pt" style:font-size-complex="12pt"/>
    </style:style>
    <style:style style:name="T48" style:family="text">
      <style:text-properties fo:font-size="12pt" fo:font-style="italic" style:font-size-asian="10.5pt" style:font-style-asian="italic" style:font-size-complex="12pt" style:font-style-complex="italic"/>
    </style:style>
    <style:style style:name="T49" style:family="text">
      <style:text-properties fo:font-size="12pt" fo:font-style="italic" officeooo:rsid="0037edec" style:font-size-asian="10.5pt" style:font-style-asian="italic" style:font-size-complex="12pt" style:font-style-complex="italic"/>
    </style:style>
    <style:style style:name="T50" style:family="text">
      <style:text-properties fo:font-size="12pt" fo:font-style="italic" officeooo:rsid="0040bb32" style:font-size-asian="10.5pt" style:font-style-asian="italic" style:font-size-complex="12pt" style:font-style-complex="italic"/>
    </style:style>
    <style:style style:name="T51" style:family="text">
      <style:text-properties fo:font-size="12pt" fo:font-style="italic" officeooo:rsid="0040bb5d" style:font-size-asian="10.5pt" style:font-style-asian="italic" style:font-size-complex="12pt" style:font-style-complex="italic"/>
    </style:style>
    <style:style style:name="T52" style:family="text">
      <style:text-properties fo:font-size="12pt" fo:font-style="italic" officeooo:rsid="002b8c63" style:font-size-asian="10.5pt" style:font-style-asian="italic" style:font-size-complex="12pt" style:font-style-complex="italic"/>
    </style:style>
    <style:style style:name="T53" style:family="text">
      <style:text-properties fo:font-size="12pt" fo:font-style="italic" officeooo:rsid="002b8c63" style:font-size-asian="10.5pt" style:font-style-asian="italic" style:font-size-complex="12pt" style:font-style-complex="italic" fo:background-color="#ffffff"/>
    </style:style>
    <style:style style:name="T54" style:family="text">
      <style:text-properties fo:font-size="12pt" fo:font-style="italic" officeooo:rsid="006f4574" style:font-size-asian="10.5pt" style:font-style-asian="italic" style:font-size-complex="12pt" style:font-style-complex="italic" fo:background-color="#ffffff"/>
    </style:style>
    <style:style style:name="T55" style:family="text">
      <style:text-properties fo:font-size="12pt" fo:font-style="italic" officeooo:rsid="007130a0" style:font-size-asian="10.5pt" style:font-style-asian="italic" style:font-size-complex="12pt" style:font-style-complex="italic" fo:background-color="#ffffff"/>
    </style:style>
    <style:style style:name="T56" style:family="text">
      <style:text-properties fo:font-size="12pt" fo:font-style="italic" officeooo:rsid="0072add5" style:font-size-asian="10.5pt" style:font-style-asian="italic" style:font-size-complex="12pt" style:font-style-complex="italic" fo:background-color="#ffffff"/>
    </style:style>
    <style:style style:name="T57" style:family="text">
      <style:text-properties fo:font-size="12pt" fo:font-style="italic" officeooo:rsid="0072c6da" style:font-size-asian="10.5pt" style:font-style-asian="italic" style:font-size-complex="12pt" style:font-style-complex="italic" fo:background-color="#ffffff"/>
    </style:style>
    <style:style style:name="T58" style:family="text">
      <style:text-properties fo:font-size="12pt" fo:font-style="italic" officeooo:rsid="007ee56c" style:font-size-asian="10.5pt" style:font-style-asian="italic" style:font-size-complex="12pt" style:font-style-complex="italic"/>
    </style:style>
    <style:style style:name="T59" style:family="text">
      <style:text-properties fo:font-size="12pt" fo:font-style="normal" officeooo:rsid="007ee56c" style:font-size-asian="10.5pt" style:font-style-asian="normal" style:font-size-complex="12pt" style:font-style-complex="normal"/>
    </style:style>
    <style:style style:name="T60" style:family="text">
      <style:text-properties fo:font-size="12pt" fo:font-style="normal" officeooo:rsid="007ef0f8" style:font-size-asian="10.5pt" style:font-style-asian="normal" style:font-size-complex="12pt" style:font-style-complex="normal"/>
    </style:style>
    <style:style style:name="T61" style:family="text">
      <style:text-properties fo:font-size="12pt" fo:font-style="normal" officeooo:rsid="00865429" style:font-size-asian="10.5pt" style:font-style-asian="normal" style:font-size-complex="12pt" style:font-style-complex="normal"/>
    </style:style>
    <style:style style:name="T62" style:family="text">
      <style:text-properties fo:font-size="12pt" fo:font-style="normal" officeooo:rsid="0087933f" style:font-size-asian="10.5pt" style:font-style-asian="normal" style:font-size-complex="12pt" style:font-style-complex="normal"/>
    </style:style>
    <style:style style:name="T63" style:family="text">
      <style:text-properties fo:font-size="12pt" fo:font-style="normal" officeooo:rsid="0088cd78" style:font-size-asian="10.5pt" style:font-style-asian="normal" style:font-size-complex="12pt" style:font-style-complex="normal"/>
    </style:style>
    <style:style style:name="T64" style:family="text">
      <style:text-properties fo:font-size="12pt" fo:font-style="normal" officeooo:rsid="00894674" style:font-size-asian="10.5pt" style:font-style-asian="normal" style:font-size-complex="12pt" style:font-style-complex="normal"/>
    </style:style>
    <style:style style:name="T65" style:family="text">
      <style:text-properties fo:font-size="12pt" fo:font-style="normal" officeooo:rsid="008bd5af" style:font-size-asian="10.5pt" style:font-style-asian="normal" style:font-size-complex="12pt" style:font-style-complex="normal"/>
    </style:style>
    <style:style style:name="T66" style:family="text">
      <style:text-properties fo:font-size="12pt" fo:font-style="normal" officeooo:rsid="00901ca2" style:font-size-asian="10.5pt" style:font-style-asian="normal" style:font-size-complex="12pt" style:font-style-complex="normal"/>
    </style:style>
    <style:style style:name="T67" style:family="text">
      <style:text-properties fo:font-size="12pt" fo:font-style="normal" officeooo:rsid="0091ef07" style:font-size-asian="10.5pt" style:font-style-asian="normal" style:font-size-complex="12pt" style:font-style-complex="normal"/>
    </style:style>
    <style:style style:name="T68" style:family="text">
      <style:text-properties fo:font-size="12pt" fo:font-style="normal" officeooo:rsid="00938f47" style:font-size-asian="10.5pt" style:font-style-asian="normal" style:font-size-complex="12pt" style:font-style-complex="normal"/>
    </style:style>
    <style:style style:name="T69" style:family="text">
      <style:text-properties officeooo:rsid="0023de95"/>
    </style:style>
    <style:style style:name="T70" style:family="text">
      <style:text-properties officeooo:rsid="00286d29"/>
    </style:style>
    <style:style style:name="T71" style:family="text">
      <style:text-properties officeooo:rsid="002f6205"/>
    </style:style>
    <style:style style:name="T72" style:family="text">
      <style:text-properties officeooo:rsid="00331bc8"/>
    </style:style>
    <style:style style:name="T73" style:family="text">
      <style:text-properties fo:font-size="11.5pt" style:font-size-asian="11.5pt" style:font-size-complex="11.5pt" fo:background-color="#ffffff"/>
    </style:style>
    <style:style style:name="T74" style:family="text">
      <style:text-properties fo:font-size="11.5pt" officeooo:rsid="002b8c63" style:font-size-asian="11.5pt" style:font-size-complex="11.5pt" fo:background-color="#ffffff"/>
    </style:style>
    <style:style style:name="T75" style:family="text">
      <style:text-properties fo:font-size="11.5pt" officeooo:rsid="0053e4d5" style:font-size-asian="11.5pt" style:font-size-complex="11.5pt" fo:background-color="#ffffff"/>
    </style:style>
    <style:style style:name="T76" style:family="text">
      <style:text-properties fo:font-size="11.5pt" officeooo:rsid="006bb40d" style:font-size-asian="11.5pt" style:font-size-complex="11.5pt" fo:background-color="#ffffff"/>
    </style:style>
    <style:style style:name="T77" style:family="text">
      <style:text-properties fo:font-size="11.5pt" officeooo:rsid="006ca605" style:font-size-asian="11.5pt" style:font-size-complex="11.5pt" fo:background-color="#ffffff"/>
    </style:style>
    <style:style style:name="T78" style:family="text">
      <style:text-properties fo:font-size="11.5pt" officeooo:rsid="006e0f6f" style:font-size-asian="11.5pt" style:font-size-complex="11.5pt" fo:background-color="#ffffff"/>
    </style:style>
    <style:style style:name="T79" style:family="text">
      <style:text-properties fo:font-size="11.5pt" officeooo:rsid="007445fd" style:font-size-asian="11.5pt" style:font-size-complex="11.5pt" fo:background-color="#ffffff"/>
    </style:style>
    <style:style style:name="T80" style:family="text">
      <style:text-properties fo:font-size="11.5pt" fo:font-style="italic" style:font-size-asian="11.5pt" style:font-style-asian="italic" style:font-size-complex="11.5pt" style:font-style-complex="italic" fo:background-color="#ffffff"/>
    </style:style>
    <style:style style:name="T81" style:family="text">
      <style:text-properties officeooo:rsid="0072e142"/>
    </style:style>
    <style:style style:name="T82" style:family="text">
      <style:text-properties officeooo:rsid="0076dd14"/>
    </style:style>
    <style:style style:name="T83" style:family="text">
      <style:text-properties officeooo:rsid="007a0cd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tab/><text:tab/><text:tab/></text:p>
      <text:p text:style-name="P1"/>
      <text:p text:style-name="P1"/>
      <text:p text:style-name="P1"><text:tab/><text:tab/><text:tab/><text:tab/>Devoir Maison :</text:p>
      <text:p text:style-name="P3"><text:span text:style-name="T1">D’Algorithmique et Recherche Opérationnelle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4"/>
      <text:p text:style-name="P4"/>
      <text:p text:style-name="P5"><text:soft-page-break/>Question 1 :</text:p>
      <text:p text:style-name="P5"/>
      <text:p text:style-name="P5"/>
      <text:p text:style-name="P45"><text:span text:style-name="T3">But du travail :</text:span></text:p>
      <text:p text:style-name="P15"><text:span text:style-name="T3"/></text:p>
      <text:p text:style-name="P14">Le travail était de chercher à déterminer le nombre de vaches à élever ainsi que les nombres de tonnes des différents végétaux à cultiver pour maximiser le profit. <text:span text:style-name="T7">Il fallait absolument respecter les contraintes sur les ventes maximum de végétaux qu’on pouvait vendre et respecter le nombre d’ares que la ferme disposait.</text:span></text:p>
      <text:p text:style-name="P4"/>
      <text:p text:style-name="P47"><text:span text:style-name="T1">Problème à rencontré :</text:span></text:p>
      <text:p text:style-name="P16">Les deux grandes difficultés <text:span text:style-name="T10">rencontrés durant</text:span> la réalisation du tp <text:span text:style-name="T81">était</text:span>: </text:p>
      <text:p text:style-name="P16"/>
      <text:p text:style-name="P7">1°) On avait un très grand nombre de donnée et ils <text:span text:style-name="T10">fallaient </text:span><text:s/>réfléchir sur comment réorganiser <text:span text:style-name="T10">les donnés transmis dans le sujet </text:span><text:s/>pour le traduire en ampl.</text:p>
      <text:p text:style-name="P6"/>
      <text:p text:style-name="P8"><text:span text:style-name="T8">2°) Pouvoir vérifier si l’objectif qu’on obtient, vérifie bien les contraintes.</text:span></text:p>
      <text:p text:style-name="P49">Solution d<text:span text:style-name="T9">es</text:span> problème<text:span text:style-name="T9">s</text:span> :</text:p>
      <text:p text:style-name="P2"/>
      <text:p text:style-name="P2"/>
      <text:p text:style-name="P9">I°) <text:s/><text:span text:style-name="T71">Modéliser le problème</text:span></text:p>
      <text:p text:style-name="P9"/>
      <text:p text:style-name="P9"/>
      <text:h text:style-name="P34" text:outline-level="2">Ensembles</text:h>
      <text:p text:style-name="P51"/>
      <text:p text:style-name="P53">Pour commencer il a fallu séparer les vaches et les végétaux <text:s/><text:span text:style-name="T70">pour faire une distinct simple et que le code soit beaucoup plus claire à lire donc nous avons crée deux ensembles.</text:span></text:p>
      <text:p text:style-name="P53"/>
      <text:p text:style-name="P53"/>
      <text:p text:style-name="P54">ANIMAUX</text:p>
      <text:p text:style-name="P54">L’ensemble ANIMAUX permet de représenter toutes les propriétés concernant nos vaches <text:span text:style-name="T69">par exemple le nombre d’ares ou le prix du lait de vache</text:span>. Cette ensemble nous permettra plus tard d’ajouter d’autre animaux si on en n’a besoin. <text:span text:style-name="T72">Les propriétés sur les vaches sont dans les paramètres <text:s text:c="2"/>sur consomation, ventes_prod_animaux et nb_ares_anim.</text:span></text:p>
      <text:p text:style-name="P54"/>
      <text:p text:style-name="P10"><text:span text:style-name="T11">VEGETAUX</text:span></text:p>
      <text:p text:style-name="P11"><text:span text:style-name="T11">L’ensemble VEGETAUX permet de représenter toutes les propritété</text:span><text:span text:style-name="T12">s</text:span><text:span text:style-name="T11"> concernants nos trois végétaux ( betterave,blé et maîs</text:span><text:span text:style-name="T12">). </text:span><text:span text:style-name="T13">Les caractéristiques de nos végétaux sont traités dans les paramètres rendement, vente_max, prix_ventes et </text:span><text:span text:style-name="T15">consomation</text:span><text:span text:style-name="T13">.</text:span></text:p>
      <text:p text:style-name="P11"><text:span text:style-name="T13"/></text:p>
      <text:p text:style-name="P11"><text:span text:style-name="T13"><text:line-break/></text:span></text:p>
      <text:h text:style-name="P36" text:outline-level="2"><text:soft-page-break/><text:span text:style-name="T13">Paramètres « </text:span><text:span text:style-name="T16">classiques »</text:span><text:span text:style-name="T13"> :</text:span></text:h>
      <text:p text:style-name="P55"><text:span text:style-name="T13"/></text:p>
      <text:p text:style-name="P18"><text:span text:style-name="T13">N</text:span><text:span text:style-name="T11">ota bene : <text:s/></text:span><text:span text:style-name="T17">nous parlerons des paramètres calculés dans la partie </text:span><text:span text:style-name="T35">2 : contrainte et objectif</text:span></text:p>
      <text:p text:style-name="P18"><text:span text:style-name="T17"/></text:p>
      <text:p text:style-name="P18"><text:span text:style-name="T17"/></text:p>
      <text:p text:style-name="P19"><text:span text:style-name="T17">L</text:span><text:span text:style-name="T11">es paramètres « classiques » sont déterminé par la section data, ce sont toutes les données que l’énoncé indique cela nous permets de rendre un modèle plus générique.</text:span></text:p>
      <text:p text:style-name="P19"><text:span text:style-name="T11"/></text:p>
      <text:p text:style-name="P22"><text:span text:style-name="T11">- </text:span><text:span text:style-name="T48">max_ar</text:span><text:span text:style-name="T50">es </text:span><text:span text:style-name="T25">ce paramètre représente le nombre d’ares maximum que notre ferme dispose. Celui ci est initialisé à 200.</text:span></text:p>
      <text:p text:style-name="P22"><text:span text:style-name="T25"/></text:p>
      <text:p text:style-name="P22"><text:span text:style-name="T11">- </text:span><text:span text:style-name="T48">rendement</text:span><text:span text:style-name="T11"> </text:span><text:span text:style-name="T21">ce paramètre représente <text:s/>combien d’ares un végétal occupe en ares. Il est de type VEGETAUX. </text:span><text:span text:style-name="T27">Par exemple : une betterave occupe 1 ares.</text:span></text:p>
      <text:p text:style-name="P22"><text:span text:style-name="T11"><text:line-break/>- </text:span><text:span text:style-name="T48">vente_max</text:span><text:span text:style-name="T11"> </text:span><text:span text:style-name="T22">ce paramètre représente le maximaux de végétaux en tonnes que nous pouvons vendre.</text:span></text:p>
      <text:p text:style-name="P22"><text:span text:style-name="T22">Il est de type VEGETAUX. </text:span><text:span text:style-name="T28">Par exemple : <text:s/></text:span><text:span text:style-name="T29">on ne peux vendre que 20 tonnes de blé.</text:span></text:p>
      <text:p text:style-name="P22"><text:span text:style-name="T22"/></text:p>
      <text:p text:style-name="P22"><text:span text:style-name="T11">- </text:span><text:span text:style-name="T48">prix_vente </text:span><text:span text:style-name="T24">ce paramètre représente le prix de vente des végétaux en tonnes. Il est de type VEGETAUX. </text:span><text:span text:style-name="T30">Par exemple : une tonne de maîs est vendu 90 euros.</text:span></text:p>
      <text:p text:style-name="P22"><text:span text:style-name="T24"/></text:p>
      <text:p text:style-name="P22"><text:span text:style-name="T11">- </text:span><text:span text:style-name="T48">nb_ares_anim </text:span><text:span text:style-name="T20">ce paramètre représente ce que les vaches occupent comme espace en ares . Il est de type ANIMAUX. Celui est de </text:span><text:span text:style-name="T21">initialisé</text:span><text:span text:style-name="T20"> à 2 </text:span><text:span text:style-name="T23">puisqu’une vache occupe 2 ares.</text:span></text:p>
      <text:p text:style-name="P22"><text:span text:style-name="T23"/></text:p>
      <text:p text:style-name="P22"><text:span text:style-name="T11">- </text:span><text:span text:style-name="T48">vente_prod_animaux</text:span><text:span text:style-name="T11"> </text:span><text:span text:style-name="T26">ce paramètre nous indique ce qu’une vache nous rapporte. Celui ci est initialisé à 200 puisqu’une vache nous rapporte 200 euros.</text:span></text:p>
      <text:p text:style-name="P22"><text:span text:style-name="T26"/></text:p>
      <text:p text:style-name="P21"><text:span text:style-name="T26">- </text:span><text:span text:style-name="T51">consomatio</text:span><text:span text:style-name="T49">n </text:span><text:span text:style-name="T18">ce paramètre représente ce que les vaches consomment en tonnes de végétaux. </text:span><text:span text:style-name="T19">Il est de type ANIMAUX et VEGETAUX, </text:span><text:span text:style-name="T31">Par exemple : une vache mange 0,6 tonne de betterave.</text:span></text:p>
      <text:p text:style-name="P21"><text:span text:style-name="T31"/></text:p>
      <text:p text:style-name="P21"><text:span text:style-name="T31"/></text:p>
      <text:p text:style-name="P21"><text:span text:style-name="T31"><text:s/></text:span><text:span text:style-name="T33">2°) Contraintes et Objectif </text:span></text:p>
      <text:p text:style-name="P21"><text:span text:style-name="T33"/></text:p>
      <text:p text:style-name="P25"><text:span text:style-name="T33">L</text:span><text:span text:style-name="T11">es calculs possibles ont été diviser par des paramètres calculés célà nous permet de simplifier le code, ne pas avoir des calculs à rallonges mais surtout voir le résultat de nos calculs.</text:span></text:p>
      <text:p text:style-name="P25"><text:span text:style-name="T11"/></text:p>
      <text:p text:style-name="P25"><text:span text:style-name="T11"/></text:p>
      <text:h text:style-name="P40" text:outline-level="2"><text:span text:style-name="T34">Variables</text:span><text:span text:style-name="T13">:</text:span></text:h>
      <text:p text:style-name="P58"><text:span text:style-name="T14"/></text:p>
      <text:p text:style-name="P66"><text:span text:style-name="T14">C</text:span><text:span text:style-name="T37">es variables sont calculés par rapport aux contraintes.</text:span></text:p>
      <text:p text:style-name="P27"><text:span text:style-name="T14">-</text:span><text:span text:style-name="T53">nb_vegetaux </text:span><text:span text:style-name="T54">va stocker le nombre de vé</text:span><text:span text:style-name="T55">géta</text:span><text:span text:style-name="T57">l</text:span></text:p>
      <text:p text:style-name="P28"><text:span text:style-name="T53">-nb_animaux </text:span><text:span text:style-name="T56">va stocker le nombre d’animal.</text:span></text:p>
      <text:p text:style-name="P27"><text:span text:style-name="T53"/></text:p>
      <text:p text:style-name="P26"><text:span text:style-name="T36">Ces</text:span><text:span text:style-name="T11"> variables </text:span><text:span text:style-name="T40">nous permettent</text:span><text:span text:style-name="T11"> de stocker le résultat de nos calculs.</text:span></text:p>
      <text:p text:style-name="P27"><text:span text:style-name="T11"><text:line-break/>-</text:span><text:span text:style-name="T48">nb_are va</text:span><text:span text:style-name="T11"> stocker le nombre d’ares occupés par nos végétaux et animaux.</text:span><text:span text:style-name="T48"> </text:span><text:span text:style-name="T11"><text:line-break/>-</text:span><text:span text:style-name="T48">nb_veg_mange_animaux </text:span><text:span text:style-name="T38"><text:s/>va stocker ce le nombre de végétaux que nos animaux ont mangés</text:span><text:span text:style-name="T11"><text:line-break/>-</text:span><text:span text:style-name="T48">production_vegetaux </text:span><text:span text:style-name="T11"><text:s/></text:span><text:span text:style-name="T38">va stocker le nombre de végétaux qu’on a produit en tonnes.</text:span><text:span text:style-name="T11"><text:line-break/>-</text:span><text:span text:style-name="T48">production_vegetaux_restant </text:span><text:span text:style-name="T39">va stocker le nombre de végétaux qu’il nous reste ce qui veux dire ceux qu’on va vendre.</text:span></text:p>
      <text:p text:style-name="P27"><text:span text:style-name="T11"/></text:p>
      <text:p text:style-name="P27"><text:span text:style-name="T11"/></text:p>
      <text:p text:style-name="P27"><text:span text:style-name="T11"/></text:p>
      <text:h text:style-name="P43" text:outline-level="2"><text:soft-page-break/><text:span text:style-name="T34"/></text:h>
      <text:h text:style-name="P43" text:outline-level="2"><text:span text:style-name="T34">P</text:span><text:span text:style-name="T11">aramètres calculés :</text:span></text:h>
      <text:p text:style-name="P64"><text:span text:style-name="T11"/></text:p>
      <text:p text:style-name="P64"><text:span text:style-name="T11">-</text:span><text:span text:style-name="T48">calcul_nb_are_occu </text:span><text:span text:style-name="T11">permet de savoir le nombre d’ares occupés pour celà on multiplie le nombre d’animaux par le nombre d’ares d’occupe cet animal ( nb_ares_anim) plus le nombre de végétaux.</text:span></text:p>
      <text:p text:style-name="P29"><text:span text:style-name="T11">-</text:span><text:span text:style-name="T48">calcul_nb_veg_mange_animaux </text:span><text:span text:style-name="T41">permet de savoir le nombre de végétaux d’un animal à manger. Il suffit tout simplement de multiplier le nombre d’animaux par la consommation.</text:span></text:p>
      <text:p text:style-name="P29"><text:span text:style-name="T11">-</text:span><text:span text:style-name="T48">calcul_production_tonne_vegetaux </text:span><text:span text:style-name="T42">permet de savoir le nombre qu’on a en tonnes. Il suffit tout simplement de multiplier le nombre de végétaux par le rendement.</text:span></text:p>
      <text:p text:style-name="P29"><text:span text:style-name="T42"/></text:p>
      <text:p text:style-name="P29"><text:span text:style-name="T11">-</text:span><text:span text:style-name="T48">calcul_production_vegetaux_restant </text:span><text:span text:style-name="T43">permet de savoir le nombre de végétaux qu’il reste après que les animaux ait mangés. Il suffit de soustraire ce qu’on a produit en tonnes et le nombre de végétaux que les animaux ont mangés.</text:span></text:p>
      <text:p text:style-name="P20"><text:span text:style-name="T11"/></text:p>
      <text:p text:style-name="P29"><text:span text:style-name="T11"/></text:p>
      <text:p text:style-name="P27"><text:span text:style-name="T11"/></text:p>
      <text:h text:style-name="P41" text:outline-level="2"><text:span text:style-name="T32">Contraintes</text:span><text:span text:style-name="T13"> :</text:span></text:h>
      <text:p text:style-name="P59"><text:span text:style-name="T13"/></text:p>
      <text:p text:style-name="P24"><text:span text:style-name="T14">Les contraintes permettent d’exprimer le problème. Elle lie et donnent du sens aux variables et paramètres du modèle. Ainsi bien exprimées, elles permettent de trouver une solution si elle existe</text:span><text:span text:style-name="T74">.</text:span></text:p>
      <text:p text:style-name="P24"><text:span text:style-name="T74"/></text:p>
      <text:p text:style-name="P24"><text:span text:style-name="T74"/></text:p>
      <text:p text:style-name="P30"><text:span text:style-name="T74">D</text:span><text:span text:style-name="T73">ans notre modèle il existe trois contraintes :</text:span></text:p>
      <text:p text:style-name="P30"><text:span text:style-name="T73"/></text:p>
      <text:p text:style-name="P30"><text:span text:style-name="T73">-</text:span><text:span text:style-name="T80">nb_are_max</text:span><text:span text:style-name="T73"> il faut que respecter le nombre d’ares que la ferme possède qui est de 200 ares. Il faut que notre nombre d’ares calculés soit inférieur <text:s/>ou égal au max_ares.</text:span></text:p>
      <text:p text:style-name="P32"><text:span text:style-name="T73">-</text:span><text:span text:style-name="T80">production_mini_vegetaux</text:span><text:span text:style-name="T73"> il faut que les animaux mangent mais </text:span><text:span text:style-name="T76">nos animaux doivent respecter le rendement ce qui implique qu’elle ne doivent pas manger plus que prévu. </text:span><text:span text:style-name="T77">Il faut que les nombre de végétaux que nos animaux mangent soit inférieur ou égal à ce qu’on a produit.</text:span></text:p>
      <text:p text:style-name="P31"><text:span text:style-name="T73">-</text:span><text:span text:style-name="T80">vente_maximum_vegetaux </text:span><text:span text:style-name="T78"><text:s/>il faut respecter les vente max de nos végétaux. Il faut que soustraire ce que l’on produit – ce que nos animaux ont mangé.</text:span></text:p>
      <text:p text:style-name="P33"><text:span text:style-name="T78"/></text:p>
      <text:h text:style-name="P39" text:outline-level="2"><text:span text:style-name="T74">Objectif :</text:span></text:h>
      <text:p text:style-name="P57"><text:span text:style-name="T74"/></text:p>
      <text:p text:style-name="P61"><text:span text:style-name="T74">C</text:span><text:span text:style-name="T73">omme énoncé dans le début, on cherche à avoir la plus grand bénéfices possibles selon nos contraintes.</text:span></text:p>
      <text:p text:style-name="P62"><text:span text:style-name="T73">Pour l’obtenir, il suffit de multiplier le prix de vente et la production de </text:span><text:span text:style-name="T75">végétaux</text:span><text:span text:style-name="T73"> restant et d’additionner cela avec le nombre de vache obtenu multiplier à 200 euros.</text:span></text:p>
      <text:p text:style-name="P62"><text:span text:style-name="T73"/></text:p>
      <text:p text:style-name="P63"><text:span text:style-name="T73">Notre objectif est de 12789 euros ce qui veux dire 47 vaches, 38 tonnes/ares de betterave, 49 ares/tonnes de blé et 19 ares/tonnes de maïs.</text:span></text:p>
      <text:p text:style-name="P61"><text:span text:style-name="T73"/></text:p>
      <text:h text:style-name="P38" text:outline-level="2"><text:span text:style-name="T74"/></text:h>
      <text:p text:style-name="P23"><text:span text:style-name="T74"/></text:p>
      <text:p text:style-name="P23"><text:span text:style-name="T74"/></text:p>
      <text:p text:style-name="P23"><text:span text:style-name="T74"><text:line-break/><text:line-break/><text:line-break/><text:line-break/><text:line-break/><text:line-break/><text:line-break/></text:span><text:soft-page-break/><text:span text:style-name="T74"><text:line-break/><text:line-break/><text:line-break/><text:line-break/><text:line-break/><text:line-break/></text:span><text:span text:style-name="T79">Question 3 :</text:span></text:p>
      <text:p text:style-name="P46"><text:span text:style-name="T4">But du travail :</text:span></text:p>
      <text:p text:style-name="Standard"><text:line-break/><text:span text:style-name="T82">Le but était de chercher si il est plus rentable d’élever uniquement des moutons ou des vaches.</text:span></text:p>
      <text:p text:style-name="Standard"/>
      <text:p text:style-name="P48"><text:span text:style-name="T5">Problème à rencontré :</text:span></text:p>
      <text:p text:style-name="P17"><text:span text:style-name="T5"/></text:p>
      <text:p text:style-name="P12">Le problème rencontré était de savoir si un hangar est vide ou non.</text:p>
      <text:p text:style-name="P50"><text:span text:style-name="T5">Solution d</text:span><text:span text:style-name="T6">es</text:span><text:span text:style-name="T5"> problème</text:span><text:span text:style-name="T6">s</text:span><text:span text:style-name="T5"> :</text:span></text:p>
      <text:p text:style-name="Standard"/>
      <text:p text:style-name="P13">Pour résoudre ce problème, on a forcé ampl à ne pas laissé de <text:s/>hangar vide.</text:p>
      <text:p text:style-name="P13"/>
      <text:p text:style-name="P13"/>
      <text:h text:style-name="P35" text:outline-level="2">Ensembles</text:h>
      <text:p text:style-name="P52"/>
      <text:p text:style-name="P72">Nous avons ajouté un ensemble nommé HANGAR<text:span text:style-name="T83">S</text:span>, car chaque hangar est indépendant, nous devons avoir soit des vaches ou moutons dans un hangar. L’ensemble <text:s/>possède <text:s/>les valeurs 1 2 3 4 5 car nous avons besoins de 5 hangars.</text:p>
      <text:p text:style-name="P52"/>
      <text:h text:style-name="P37" text:outline-level="2"><text:span text:style-name="T13">Paramètres « </text:span><text:span text:style-name="T16">classiques »</text:span><text:span text:style-name="T13"> :</text:span></text:h>
      <text:p text:style-name="P56"><text:span text:style-name="T13"/></text:p>
      <text:p text:style-name="P56"><text:span text:style-name="T13"/></text:p>
      <text:p text:style-name="P73"><text:span text:style-name="T11">- </text:span><text:span text:style-name="T52">max_anim_hangar </text:span><text:span text:style-name="T59">ce paramètre nous permet de savoir les animaux maximum d’un hangar peut contenir. </text:span><text:span text:style-name="T61">Il est de type ANIMAUX.</text:span><text:span text:style-name="T59"> Notre hangar ne peut contenir 20 vaches ou 29 moutons.</text:span><text:span text:style-name="T13"><text:line-break/></text:span><text:span text:style-name="T11">-</text:span><text:span text:style-name="T13"> </text:span><text:span text:style-name="T52">prix_location_hangar </text:span><text:span text:style-name="T60">ce paramètre nous permet de savoir le prix de location d’un hangar.</text:span><text:span text:style-name="T62"> Il est de type HANGARS. </text:span><text:span text:style-name="T64">Initialisé</text:span><text:span text:style-name="T63"> à 1500 euros.</text:span><text:span text:style-name="T13"><text:line-break/></text:span></text:p>
      <text:h text:style-name="P42" text:outline-level="2"><text:span text:style-name="T34">Variables</text:span><text:span text:style-name="T13">:</text:span></text:h>
      <text:p text:style-name="P60"><text:span text:style-name="T13"/></text:p>
      <text:p text:style-name="P67"><text:span text:style-name="T11">-</text:span><text:span text:style-name="T52">nb_animaux_par_hangars </text:span><text:span text:style-name="T44">va stocker le nombre d’animaux d’un hangars peut contenir.</text:span><text:span text:style-name="T13"><text:line-break/></text:span><text:span text:style-name="T11">-</text:span><text:span text:style-name="T52">presence_animaux </text:span><text:span text:style-name="T45">cette variable binaire nous permet de savoir si le hangar possède un type d’animal ce qui veux dire un mouton ou une vache.</text:span></text:p>
      <text:p text:style-name="P67"><text:span text:style-name="T58">-hangar_non_vide</text:span></text:p>
      <text:p text:style-name="P67"><text:span text:style-name="T58">-hangar_vide</text:span><text:span text:style-name="T13"><text:line-break/><text:line-break/></text:span></text:p>
      <text:p text:style-name="P75"><text:span text:style-name="T13"/></text:p>
      <text:h text:style-name="P44" text:outline-level="2"><text:span text:style-name="T34">P</text:span><text:span text:style-name="T13">aramètres calculés :</text:span></text:h>
      <text:p text:style-name="P65"><text:span text:style-name="T13"/></text:p>
      <text:p text:style-name="P70"><text:span text:style-name="T13">-</text:span><text:span text:style-name="T11">calcul_hangar_vide_min</text:span></text:p>
      <text:p text:style-name="P70"><text:span text:style-name="T11">-calcul_hangar_vide_max</text:span></text:p>
      <text:p text:style-name="P70"><text:span text:style-name="T11"/></text:p>
      <text:p text:style-name="P70"><text:span text:style-name="T11"/></text:p>
      <text:h text:style-name="P42" text:outline-level="2"><text:span text:style-name="T32">Contraintes</text:span><text:span text:style-name="T13"> :</text:span></text:h>
      <text:p text:style-name="P60"><text:span text:style-name="T13"/></text:p>
      <text:p text:style-name="P71"><text:span text:style-name="T11">Dans notre modèle, il existe que deux contraintes.</text:span></text:p>
      <text:p text:style-name="P71"><text:span text:style-name="T11"/></text:p>
      <text:p text:style-name="P69"><text:span text:style-name="T11">-</text:span><text:span text:style-name="T52">max_animaux_par_hangars </text:span><text:span text:style-name="T46"><text:s/>il faut respecter </text:span><text:span text:style-name="T47">le nombre maximum d’animaux d’un hangar peut contenir mais aussi respecter la contraintes qu’il peut avoir soit un mouton soit une vache. </text:span></text:p>
      <text:p text:style-name="P74"><text:span text:style-name="T11">-</text:span><text:span text:style-name="T13">un_type_d_animaux </text:span><text:span text:style-name="T65"><text:s/>il faut respecter la contraintes </text:span><text:span text:style-name="T66">de la législation</text:span><text:span text:style-name="T65"> qu’il faut soit un mouton soit une vache. </text:span><text:span text:style-name="T67">Il faut que la presence_animaux reste </text:span><text:span text:style-name="T68">à 1 puisqu’on veux que une seul type d’animal soit dans le hangar.</text:span></text:p>
      <text:p text:style-name="P68"><text:span text:style-name="T52"/></text:p>
      <text:p text:style-name="P60"><text:span text:style-name="T13"/></text:p>
      <text:h text:style-name="P42" text:outline-level="2"><text:span text:style-name="T74">Objectif :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.353cm" fo:margin-bottom="0.035cm" loext:contextual-spacing="true" fo:line-height="150%" fo:keep-together="always" fo:text-indent="1.27cm" style:auto-text-indent="false" fo:keep-with-next="always"/>
      <style:text-properties fo:color="#660000" fo:font-size="14pt" style:font-size-asian="14pt" style:font-size-complex="14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2T16:47:46.232000000</meta:creation-date>
    <dc:date>2016-11-12T21:30:21.820000000</dc:date>
    <meta:editing-duration>PT4H11M12S</meta:editing-duration>
    <meta:editing-cycles>114</meta:editing-cycles>
    <meta:generator>LibreOffice/5.2.3.3$Windows_x86 LibreOffice_project/d54a8868f08a7b39642414cf2c8ef2f228f780cf</meta:generator>
    <meta:document-statistic meta:table-count="0" meta:image-count="0" meta:object-count="0" meta:page-count="6" meta:paragraph-count="76" meta:word-count="1208" meta:character-count="7487" meta:non-whitespace-character-count="6302"/>
  </office:meta>
</office:document-meta>
</file>